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6522f" officeooo:paragraph-rsid="0016522f"/>
    </style:style>
    <style:style style:name="P2" style:family="paragraph" style:parent-style-name="Standard">
      <style:text-properties officeooo:paragraph-rsid="0016522f"/>
    </style:style>
    <style:style style:name="P3" style:family="paragraph" style:parent-style-name="Standard">
      <style:text-properties fo:font-size="14pt" fo:font-weight="bold" officeooo:rsid="0016522f" officeooo:paragraph-rsid="0016522f" style:font-size-asian="14pt" style:font-weight-asian="bold" style:font-size-complex="14pt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officeooo:paragraph-rsid="0016b2eb"/>
    </style:style>
    <style:style style:name="P6" style:family="paragraph" style:parent-style-name="Text_20_body" style:list-style-name="L1">
      <style:text-properties officeooo:rsid="0016522f" officeooo:paragraph-rsid="0016522f"/>
    </style:style>
    <style:style style:name="T1" style:family="text">
      <style:text-properties officeooo:rsid="0016522f"/>
    </style:style>
    <style:style style:name="T2" style:family="text">
      <style:text-properties officeooo:rsid="0016b2eb"/>
    </style:style>
    <style:style style:name="T3" style:family="text">
      <style:text-properties fo:font-weight="bold" officeooo:rsid="0016b2eb" style:font-weight-asian="bold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EXEMPLE D UTILISATION DE SOILGRIDS POUR DONNEES SOL : </text:p>
      <text:p text:style-name="P1">(en python)</text:p>
      <text:p text:style-name="P1">soil_grids = SoilGrids()</text:p>
      <text:p text:style-name="P1">data = soil_grids.get_coverage_data(</text:p>
      <text:p text:style-name="P1"><text:s text:c="4"/>service_id="voir liste suivante",</text:p>
      <text:p text:style-name="P1"><text:s text:c="4"/>coverage_id="phh2o_0-5cm_mean", #The identifier of a coverage(map) from a map service. Each map service supports multiple coverages. To get a list of the coverage id from a map service, use “get_coverage_list()” </text:p>
      <text:p text:style-name="P1"><text:s text:c="4"/>west=-1784000,</text:p>
      <text:p text:style-name="P1"><text:s text:c="4"/>south=1356000,</text:p>
      <text:p text:style-name="P1"><text:s text:c="4"/>east=-1140000,</text:p>
      <text:p text:style-name="P1"><text:s text:c="4"/>north=1863000,</text:p>
      <text:p text:style-name="P2"><text:span text:style-name="T1"><text:s text:c="4"/>crs="urn:ogc:def:crs:EPSG::152160", #</text:span>the coordinate system code of a coverage. </text:p>
      <text:p text:style-name="P1"><text:s text:c="4"/>output="test.tif",</text:p>
      <text:p text:style-name="P1">)</text:p>
      <text:p text:style-name="P1"/>
      <text:p text:style-name="P3">LISTE DES OUTPUTS POSSIBLES DE SOILGRID <text:span text:style-name="T2">(et correspondance dans inputs hisafe avec unités (…) : annulé cf infos trop vagues)</text:span></text:p>
      <text:p text:style-name="P1"/>
      <text:list text:style-name="L1">
        <text:list-item>
          <text:p text:style-name="P6">bdod: Bulk density <text:span text:style-name="T2">(268 (-) 269 (-) et </text:span><text:span text:style-name="T3">558</text:span><text:span text:style-name="T2"> (kg m-3) de hisafe)</text:span></text:p>
        </text:list-item>
        <text:list-item>
          <text:p text:style-name="P4">cec: Citation exchange capacity at ph7 <text:span text:style-name="T2">(pas compris / trouvé)</text:span></text:p>
        </text:list-item>
        <text:list-item>
          <text:p text:style-name="P5">cfvo: Coarse fragments volumetric <text:span text:style-name="T2">(pas compris / trouvé)</text:span></text:p>
        </text:list-item>
        <text:list-item>
          <text:p text:style-name="P4">clay: Clay content</text:p>
        </text:list-item>
        <text:list-item>
          <text:p text:style-name="P4">nitrogen: Nitrogen <text:span text:style-name="T2">(appairait 120 fois dans hisafe, info trop grossiere...)</text:span></text:p>
        </text:list-item>
        <text:list-item>
          <text:p text:style-name="P4">phh2o: Soil pH in H2O <text:span text:style-name="T2">(n’apparait pas??)</text:span></text:p>
        </text:list-item>
        <text:list-item>
          <text:p text:style-name="P4">sand: Sand content</text:p>
        </text:list-item>
        <text:list-item>
          <text:p text:style-name="P4">silt: Silt content</text:p>
        </text:list-item>
        <text:list-item>
          <text:p text:style-name="P4">soc: Soil organic carbon content</text:p>
        </text:list-item>
        <text:list-item>
          <text:p text:style-name="P4">ocs: Soil organic carbon stock</text:p>
        </text:list-item>
        <text:list-item>
          <text:p text:style-name="P4">ocd: Organic carbon densities</text:p>
        </text:list-item>
        <text:list-item>
          <text:p text:style-name="P4">wrb: World Reference Base (WRB) classes and probabilities</text:p>
        </text:list-item>
      </text:list>
      <text:p text:style-name="P1">source : <text:a xlink:type="simple" xlink:href="https://soilgrids.readthedocs.io/en/latest/" text:style-name="Internet_20_link" text:visited-style-name="Visited_20_Internet_20_Link">https://soilgrids.readthedocs.io/en/latest/</text:a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2:47:12.718604845</meta:creation-date>
    <dc:date>2025-02-16T23:13:20.497640040</dc:date>
    <meta:editing-duration>PT20M15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27" meta:word-count="178" meta:character-count="1240" meta:non-whitespace-character-count="1066"/>
  </office:meta>
</office:document-meta>
</file>